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e26de" officeooo:paragraph-rsid="006e26de" style:font-size-asian="18pt" style:font-size-complex="18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4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officeooo:paragraph-rsid="006ff937"/>
    </style:style>
    <style:style style:name="P60" style:family="paragraph" style:parent-style-name="Standard">
      <style:paragraph-properties fo:text-align="start" style:justify-single-word="false"/>
      <style:text-properties officeooo:paragraph-rsid="0073bf81"/>
    </style:style>
    <style:style style:name="P61" style:family="paragraph" style:parent-style-name="Standard">
      <style:paragraph-properties fo:text-align="start" style:justify-single-word="false"/>
      <style:text-properties officeooo:paragraph-rsid="0071cc19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68a441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officeooo:rsid="0035b9c5"/>
    </style:style>
    <style:style style:name="T38" style:family="text">
      <style:text-properties fo:color="#c9211e" loext:opacity="100%" style:font-name="Futura Std Condensed" officeooo:rsid="003e9bc7"/>
    </style:style>
    <style:style style:name="T39" style:family="text">
      <style:text-properties fo:color="#c9211e" loext:opacity="100%" style:font-name="Futura Std Condensed" officeooo:rsid="004190e1"/>
    </style:style>
    <style:style style:name="T40" style:family="text">
      <style:text-properties fo:color="#c9211e" loext:opacity="100%" style:font-name="Futura Std Condensed" officeooo:rsid="0043e337"/>
    </style:style>
    <style:style style:name="T41" style:family="text">
      <style:text-properties fo:color="#c9211e" loext:opacity="100%" style:font-name="Futura Std Condensed" officeooo:rsid="0048922a"/>
    </style:style>
    <style:style style:name="T42" style:family="text">
      <style:text-properties fo:color="#c9211e" loext:opacity="100%" style:font-name="Futura Std Condensed" officeooo:rsid="004b5574"/>
    </style:style>
    <style:style style:name="T43" style:family="text">
      <style:text-properties fo:color="#c9211e" loext:opacity="100%" style:font-name="Futura Std Condensed" officeooo:rsid="004e68bd"/>
    </style:style>
    <style:style style:name="T44" style:family="text">
      <style:text-properties fo:color="#c9211e" loext:opacity="100%" style:font-name="Futura Std Condensed" officeooo:rsid="004f4fd7"/>
    </style:style>
    <style:style style:name="T45" style:family="text">
      <style:text-properties fo:color="#c9211e" loext:opacity="100%" style:font-name="Futura Std Condensed" officeooo:rsid="00509422"/>
    </style:style>
    <style:style style:name="T46" style:family="text">
      <style:text-properties fo:color="#c9211e" loext:opacity="100%" style:font-name="Futura Std Condensed" officeooo:rsid="005170e5"/>
    </style:style>
    <style:style style:name="T47" style:family="text">
      <style:text-properties fo:color="#c9211e" loext:opacity="100%" style:font-name="Futura Std Condensed" officeooo:rsid="00530c9e"/>
    </style:style>
    <style:style style:name="T48" style:family="text">
      <style:text-properties fo:color="#c9211e" loext:opacity="100%" style:font-name="Futura Std Condensed" officeooo:rsid="0058a901"/>
    </style:style>
    <style:style style:name="T49" style:family="text">
      <style:text-properties fo:color="#c9211e" loext:opacity="100%" style:font-name="Futura Std Condensed" officeooo:rsid="005a3f3b"/>
    </style:style>
    <style:style style:name="T50" style:family="text">
      <style:text-properties fo:color="#c9211e" loext:opacity="100%" style:font-name="Futura Std Condensed" officeooo:rsid="005a6b4c"/>
    </style:style>
    <style:style style:name="T51" style:family="text">
      <style:text-properties fo:color="#c9211e" loext:opacity="100%" style:font-name="Futura Std Condensed" officeooo:rsid="005ac6ad"/>
    </style:style>
    <style:style style:name="T52" style:family="text">
      <style:text-properties fo:color="#c9211e" loext:opacity="100%" style:font-name="Futura Std Condensed" officeooo:rsid="005ad40e"/>
    </style:style>
    <style:style style:name="T53" style:family="text">
      <style:text-properties fo:color="#c9211e" loext:opacity="100%" style:font-name="Futura Std Condensed" officeooo:rsid="005b5999"/>
    </style:style>
    <style:style style:name="T54" style:family="text">
      <style:text-properties fo:color="#c9211e" loext:opacity="100%" style:font-name="Futura Std Condensed" officeooo:rsid="005c7fa8"/>
    </style:style>
    <style:style style:name="T55" style:family="text">
      <style:text-properties fo:color="#c9211e" loext:opacity="100%" style:font-name="Futura Std Condensed" officeooo:rsid="005d8a45"/>
    </style:style>
    <style:style style:name="T56" style:family="text">
      <style:text-properties fo:color="#c9211e" loext:opacity="100%" style:font-name="Futura Std Condensed" officeooo:rsid="00608b0f"/>
    </style:style>
    <style:style style:name="T57" style:family="text">
      <style:text-properties fo:color="#c9211e" loext:opacity="100%" style:font-name="Futura Std Condensed" officeooo:rsid="0061e677"/>
    </style:style>
    <style:style style:name="T58" style:family="text">
      <style:text-properties fo:color="#c9211e" loext:opacity="100%" style:font-name="Futura Std Condensed" officeooo:rsid="0069a474"/>
    </style:style>
    <style:style style:name="T59" style:family="text">
      <style:text-properties fo:color="#c9211e" loext:opacity="100%" style:font-name="Futura Std Condensed" officeooo:rsid="00757a7e"/>
    </style:style>
    <style:style style:name="T60" style:family="text">
      <style:text-properties fo:color="#c9211e" loext:opacity="100%" style:font-name="Futura Std Condensed" officeooo:rsid="00811ecb"/>
    </style:style>
    <style:style style:name="T61" style:family="text">
      <style:text-properties fo:color="#c9211e" loext:opacity="100%" style:font-name="Futura Std Condensed" officeooo:rsid="0082b1fc"/>
    </style:style>
    <style:style style:name="T62" style:family="text">
      <style:text-properties fo:color="#c9211e" loext:opacity="100%" style:font-name="Futura Std Condensed" officeooo:rsid="008bfe80"/>
    </style:style>
    <style:style style:name="T63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64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65" style:family="text">
      <style:text-properties fo:color="#c9211e" loext:opacity="100%" officeooo:rsid="005d8a45"/>
    </style:style>
    <style:style style:name="T66" style:family="text">
      <style:text-properties fo:color="#c9211e" loext:opacity="100%" officeooo:rsid="0051c2f4"/>
    </style:style>
    <style:style style:name="T67" style:family="text">
      <style:text-properties fo:color="#c9211e" loext:opacity="100%" style:text-underline-style="solid" style:text-underline-width="auto" style:text-underline-color="font-color" officeooo:rsid="0053acd1"/>
    </style:style>
    <style:style style:name="T68" style:family="text">
      <style:text-properties fo:color="#c9211e" loext:opacity="100%" style:text-underline-style="solid" style:text-underline-width="auto" style:text-underline-color="font-color" officeooo:rsid="005b5999"/>
    </style:style>
    <style:style style:name="T69" style:family="text">
      <style:text-properties fo:color="#c9211e" loext:opacity="100%" style:text-underline-style="solid" style:text-underline-width="auto" style:text-underline-color="font-color" officeooo:rsid="005f27d7"/>
    </style:style>
    <style:style style:name="T70" style:family="text">
      <style:text-properties fo:color="#c9211e" loext:opacity="100%" officeooo:rsid="0053acd1"/>
    </style:style>
    <style:style style:name="T71" style:family="text">
      <style:text-properties fo:color="#c9211e" loext:opacity="100%" officeooo:rsid="00608b0f"/>
    </style:style>
    <style:style style:name="T72" style:family="text">
      <style:text-properties fo:color="#c9211e" loext:opacity="100%" style:font-name="Futura Std Condensed "/>
    </style:style>
    <style:style style:name="T73" style:family="text">
      <style:text-properties fo:color="#c9211e" loext:opacity="100%" style:font-name="Futura Std Condensed " officeooo:rsid="007dbde0"/>
    </style:style>
    <style:style style:name="T74" style:family="text">
      <style:text-properties fo:color="#c9211e" loext:opacity="100%" style:font-name="Futura Std Condensed " officeooo:rsid="007f1654"/>
    </style:style>
    <style:style style:name="T75" style:family="text">
      <style:text-properties fo:color="#c9211e" loext:opacity="100%" style:font-name="Futura Std Condensed " officeooo:rsid="00254600"/>
    </style:style>
    <style:style style:name="T76" style:family="text">
      <style:text-properties fo:color="#c9211e" loext:opacity="100%" style:font-name="Futura Std Condensed " officeooo:rsid="00811ecb"/>
    </style:style>
    <style:style style:name="T77" style:family="text">
      <style:text-properties fo:color="#c9211e" loext:opacity="100%" style:font-name="Futura Std Condensed " officeooo:rsid="0081581d"/>
    </style:style>
    <style:style style:name="T78" style:family="text">
      <style:text-properties fo:color="#c9211e" loext:opacity="100%" style:font-name="Futura Std Condensed " officeooo:rsid="0082b1fc"/>
    </style:style>
    <style:style style:name="T79" style:family="text">
      <style:text-properties fo:color="#c9211e" loext:opacity="100%" style:font-name="Futura Std Condensed " officeooo:rsid="008f955d"/>
    </style:style>
    <style:style style:name="T80" style:family="text">
      <style:text-properties fo:color="#c9211e" loext:opacity="100%" officeooo:rsid="008f955d"/>
    </style:style>
    <style:style style:name="T81" style:family="text">
      <style:text-properties officeooo:rsid="001362f7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officeooo:rsid="000f8f6a"/>
    </style:style>
    <style:style style:name="T84" style:family="text">
      <style:text-properties fo:color="#000000" loext:opacity="100%" officeooo:rsid="001362f7"/>
    </style:style>
    <style:style style:name="T85" style:family="text">
      <style:text-properties fo:color="#000000" loext:opacity="100%" officeooo:rsid="0013b1f0"/>
    </style:style>
    <style:style style:name="T86" style:family="text">
      <style:text-properties fo:color="#000000" loext:opacity="100%" style:text-underline-style="solid" style:text-underline-width="auto" style:text-underline-color="font-color" officeooo:rsid="0013b1f0"/>
    </style:style>
    <style:style style:name="T87" style:family="text">
      <style:text-properties fo:color="#000000" loext:opacity="100%" style:text-underline-style="solid" style:text-underline-width="auto" style:text-underline-color="font-color" officeooo:rsid="001362f7"/>
    </style:style>
    <style:style style:name="T88" style:family="text">
      <style:text-properties fo:color="#000000" loext:opacity="100%" style:text-underline-style="solid" style:text-underline-width="auto" style:text-underline-color="font-color" officeooo:rsid="0018c4ea"/>
    </style:style>
    <style:style style:name="T89" style:family="text">
      <style:text-properties fo:color="#000000" loext:opacity="100%" style:text-underline-style="solid" style:text-underline-width="auto" style:text-underline-color="font-color" officeooo:rsid="00271d54"/>
    </style:style>
    <style:style style:name="T90" style:family="text">
      <style:text-properties fo:color="#000000" loext:opacity="100%" style:text-underline-style="solid" style:text-underline-width="auto" style:text-underline-color="font-color" officeooo:rsid="002f6e18"/>
    </style:style>
    <style:style style:name="T91" style:family="text">
      <style:text-properties fo:color="#000000" loext:opacity="100%" style:text-underline-style="solid" style:text-underline-width="auto" style:text-underline-color="font-color" officeooo:rsid="001c6e04"/>
    </style:style>
    <style:style style:name="T92" style:family="text">
      <style:text-properties fo:color="#000000" loext:opacity="100%" style:text-underline-style="solid" style:text-underline-width="auto" style:text-underline-color="font-color" officeooo:rsid="004ffb0c"/>
    </style:style>
    <style:style style:name="T93" style:family="text">
      <style:text-properties fo:color="#000000" loext:opacity="100%" style:text-underline-style="solid" style:text-underline-width="auto" style:text-underline-color="font-color" officeooo:rsid="002b15d7"/>
    </style:style>
    <style:style style:name="T94" style:family="text">
      <style:text-properties fo:color="#000000" loext:opacity="100%" style:text-underline-style="solid" style:text-underline-width="auto" style:text-underline-color="font-color" officeooo:rsid="005ac6ad"/>
    </style:style>
    <style:style style:name="T95" style:family="text">
      <style:text-properties fo:color="#000000" loext:opacity="100%" style:text-underline-style="solid" style:text-underline-width="auto" style:text-underline-color="font-color" officeooo:rsid="005f27d7"/>
    </style:style>
    <style:style style:name="T96" style:family="text">
      <style:text-properties fo:color="#000000" loext:opacity="100%" style:text-underline-style="solid" style:text-underline-width="auto" style:text-underline-color="font-color" officeooo:rsid="008616df"/>
    </style:style>
    <style:style style:name="T97" style:family="text">
      <style:text-properties fo:color="#000000" loext:opacity="100%" style:text-underline-style="solid" style:text-underline-width="auto" style:text-underline-color="font-color" officeooo:rsid="00880d2b"/>
    </style:style>
    <style:style style:name="T98" style:family="text">
      <style:text-properties fo:color="#000000" loext:opacity="100%" style:text-underline-style="solid" style:text-underline-width="auto" style:text-underline-color="font-color" officeooo:rsid="008b52c7"/>
    </style:style>
    <style:style style:name="T99" style:family="text">
      <style:text-properties fo:color="#000000" loext:opacity="100%" officeooo:rsid="0014442c"/>
    </style:style>
    <style:style style:name="T100" style:family="text">
      <style:text-properties fo:color="#000000" loext:opacity="100%" officeooo:rsid="0018b4d5"/>
    </style:style>
    <style:style style:name="T101" style:family="text">
      <style:text-properties fo:color="#000000" loext:opacity="100%" style:font-name="Futura Std Condensed Light1" officeooo:rsid="0035b9c5"/>
    </style:style>
    <style:style style:name="T102" style:family="text">
      <style:text-properties fo:color="#000000" loext:opacity="100%" style:font-name="Futura Std Condensed Light1" officeooo:rsid="0057759a"/>
    </style:style>
    <style:style style:name="T103" style:family="text">
      <style:text-properties fo:color="#000000" loext:opacity="100%" style:font-name="Futura Std Condensed Light1" officeooo:rsid="0051c2f4"/>
    </style:style>
    <style:style style:name="T104" style:family="text">
      <style:text-properties fo:color="#000000" loext:opacity="100%" style:font-name="Futura Std Condensed Light1" officeooo:rsid="00525e1c"/>
    </style:style>
    <style:style style:name="T105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06" style:family="text">
      <style:text-properties fo:color="#000000" loext:opacity="100%" officeooo:rsid="00271d54"/>
    </style:style>
    <style:style style:name="T107" style:family="text">
      <style:text-properties fo:color="#000000" loext:opacity="100%" officeooo:rsid="002b15d7"/>
    </style:style>
    <style:style style:name="T108" style:family="text">
      <style:text-properties fo:color="#000000" loext:opacity="100%" officeooo:rsid="002c96b5"/>
    </style:style>
    <style:style style:name="T109" style:family="text">
      <style:text-properties fo:color="#000000" loext:opacity="100%" officeooo:rsid="002f6e18"/>
    </style:style>
    <style:style style:name="T110" style:family="text">
      <style:text-properties fo:color="#000000" loext:opacity="100%" officeooo:rsid="0030d81e"/>
    </style:style>
    <style:style style:name="T111" style:family="text">
      <style:text-properties fo:color="#000000" loext:opacity="100%" officeooo:rsid="0031047f"/>
    </style:style>
    <style:style style:name="T112" style:family="text">
      <style:text-properties fo:color="#000000" loext:opacity="100%" officeooo:rsid="00386cd6"/>
    </style:style>
    <style:style style:name="T113" style:family="text">
      <style:text-properties fo:color="#000000" loext:opacity="100%" officeooo:rsid="00425146"/>
    </style:style>
    <style:style style:name="T114" style:family="text">
      <style:text-properties fo:color="#000000" loext:opacity="100%" officeooo:rsid="004f4fd7"/>
    </style:style>
    <style:style style:name="T115" style:family="text">
      <style:text-properties fo:color="#000000" loext:opacity="100%" officeooo:rsid="00530c9e"/>
    </style:style>
    <style:style style:name="T116" style:family="text">
      <style:text-properties fo:color="#000000" loext:opacity="100%" officeooo:rsid="0053acd1"/>
    </style:style>
    <style:style style:name="T117" style:family="text">
      <style:text-properties fo:color="#000000" loext:opacity="100%" officeooo:rsid="001d91d9"/>
    </style:style>
    <style:style style:name="T118" style:family="text">
      <style:text-properties fo:color="#000000" loext:opacity="100%" officeooo:rsid="001c6e04"/>
    </style:style>
    <style:style style:name="T119" style:family="text">
      <style:text-properties fo:color="#000000" loext:opacity="100%" officeooo:rsid="001ec6f4"/>
    </style:style>
    <style:style style:name="T120" style:family="text">
      <style:text-properties fo:color="#000000" loext:opacity="100%" officeooo:rsid="0021ae3f"/>
    </style:style>
    <style:style style:name="T121" style:family="text">
      <style:text-properties fo:color="#000000" loext:opacity="100%" officeooo:rsid="0058a901"/>
    </style:style>
    <style:style style:name="T122" style:family="text">
      <style:text-properties fo:color="#000000" loext:opacity="100%" officeooo:rsid="005ac6ad"/>
    </style:style>
    <style:style style:name="T123" style:family="text">
      <style:text-properties fo:color="#000000" loext:opacity="100%" officeooo:rsid="005ad40e"/>
    </style:style>
    <style:style style:name="T124" style:family="text">
      <style:text-properties fo:color="#000000" loext:opacity="100%" officeooo:rsid="005b5999"/>
    </style:style>
    <style:style style:name="T125" style:family="text">
      <style:text-properties fo:color="#000000" loext:opacity="100%" officeooo:rsid="005f27d7"/>
    </style:style>
    <style:style style:name="T126" style:family="text">
      <style:text-properties fo:color="#000000" loext:opacity="100%" style:font-name="Futura Std Condensed Light1" officeooo:rsid="007dbde0"/>
    </style:style>
    <style:style style:name="T127" style:family="text">
      <style:text-properties fo:color="#000000" loext:opacity="100%" style:font-name="Futura Std Condensed Light1" officeooo:rsid="0081581d"/>
    </style:style>
    <style:style style:name="T128" style:family="text">
      <style:text-properties fo:color="#000000" loext:opacity="100%" style:font-name="Futura Std Condensed Light1" officeooo:rsid="008cab49"/>
    </style:style>
    <style:style style:name="T129" style:family="text">
      <style:text-properties fo:color="#000000" loext:opacity="100%" style:font-name="Futura Std Condensed Light1" officeooo:rsid="0014442c"/>
    </style:style>
    <style:style style:name="T130" style:family="text">
      <style:text-properties fo:color="#000000" loext:opacity="100%" style:font-name="Futura Std Condensed Light1" officeooo:rsid="008e084b"/>
    </style:style>
    <style:style style:name="T131" style:family="text">
      <style:text-properties fo:color="#000000" loext:opacity="100%" style:font-name="Futura Std Condensed"/>
    </style:style>
    <style:style style:name="T132" style:family="text">
      <style:text-properties fo:color="#000000" loext:opacity="100%" style:font-name="Futura Std Condensed" officeooo:rsid="002f6e18"/>
    </style:style>
    <style:style style:name="T133" style:family="text">
      <style:text-properties fo:color="#000000" loext:opacity="100%" officeooo:rsid="008616df"/>
    </style:style>
    <style:style style:name="T134" style:family="text">
      <style:text-properties fo:color="#000000" loext:opacity="100%" officeooo:rsid="00880d2b"/>
    </style:style>
    <style:style style:name="T135" style:family="text">
      <style:text-properties fo:color="#000000" loext:opacity="100%" officeooo:rsid="0018c4ea"/>
    </style:style>
    <style:style style:name="T136" style:family="text">
      <style:text-properties fo:color="#000000" loext:opacity="100%" style:text-underline-style="none" officeooo:rsid="0013b1f0"/>
    </style:style>
    <style:style style:name="T137" style:family="text">
      <style:text-properties fo:color="#000000" loext:opacity="100%" style:text-underline-style="none" officeooo:rsid="000f8f6a"/>
    </style:style>
    <style:style style:name="T138" style:family="text">
      <style:text-properties fo:color="#000000" loext:opacity="100%" officeooo:rsid="008b52c7"/>
    </style:style>
    <style:style style:name="T139" style:family="text">
      <style:text-properties officeooo:rsid="0013b1f0"/>
    </style:style>
    <style:style style:name="T140" style:family="text">
      <style:text-properties style:text-underline-style="solid" style:text-underline-width="auto" style:text-underline-color="font-color" officeooo:rsid="0013b1f0"/>
    </style:style>
    <style:style style:name="T141" style:family="text">
      <style:text-properties style:text-underline-style="solid" style:text-underline-width="auto" style:text-underline-color="font-color" officeooo:rsid="001362f7"/>
    </style:style>
    <style:style style:name="T142" style:family="text">
      <style:text-properties style:text-underline-style="solid" style:text-underline-width="auto" style:text-underline-color="font-color" officeooo:rsid="000f8f6a"/>
    </style:style>
    <style:style style:name="T143" style:family="text">
      <style:text-properties style:text-underline-style="solid" style:text-underline-width="auto" style:text-underline-color="font-color" officeooo:rsid="0018c4ea"/>
    </style:style>
    <style:style style:name="T144" style:family="text">
      <style:text-properties style:text-underline-style="solid" style:text-underline-width="auto" style:text-underline-color="font-color" officeooo:rsid="00509422"/>
    </style:style>
    <style:style style:name="T145" style:family="text">
      <style:text-properties style:text-underline-style="solid" style:text-underline-width="auto" style:text-underline-color="font-color" officeooo:rsid="0085f838"/>
    </style:style>
    <style:style style:name="T146" style:family="text">
      <style:text-properties style:text-underline-style="solid" style:text-underline-width="auto" style:text-underline-color="font-color" officeooo:rsid="00880d2b"/>
    </style:style>
    <style:style style:name="T147" style:family="text">
      <style:text-properties style:text-underline-style="solid" style:text-underline-width="auto" style:text-underline-color="font-color" officeooo:rsid="0089ae28"/>
    </style:style>
    <style:style style:name="T148" style:family="text">
      <style:text-properties style:text-underline-style="solid" style:text-underline-width="auto" style:text-underline-color="font-color" officeooo:rsid="001a20db"/>
    </style:style>
    <style:style style:name="T149" style:family="text">
      <style:text-properties style:text-underline-style="solid" style:text-underline-width="auto" style:text-underline-color="font-color" officeooo:rsid="008b52c7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01362f7"/>
    </style:style>
    <style:style style:name="T152" style:family="text">
      <style:text-properties style:text-underline-style="none" officeooo:rsid="0085f838"/>
    </style:style>
    <style:style style:name="T153" style:family="text">
      <style:text-properties officeooo:rsid="0014442c"/>
    </style:style>
    <style:style style:name="T154" style:family="text">
      <style:text-properties officeooo:rsid="00145467"/>
    </style:style>
    <style:style style:name="T155" style:family="text">
      <style:text-properties officeooo:rsid="00155c6b"/>
    </style:style>
    <style:style style:name="T156" style:family="text">
      <style:text-properties officeooo:rsid="0016dd90"/>
    </style:style>
    <style:style style:name="T157" style:family="text">
      <style:text-properties officeooo:rsid="0018c4ea"/>
    </style:style>
    <style:style style:name="T158" style:family="text">
      <style:text-properties officeooo:rsid="001a20db"/>
    </style:style>
    <style:style style:name="T159" style:family="text">
      <style:text-properties officeooo:rsid="001c6e04"/>
    </style:style>
    <style:style style:name="T160" style:family="text">
      <style:text-properties officeooo:rsid="001d91d9"/>
    </style:style>
    <style:style style:name="T161" style:family="text">
      <style:text-properties officeooo:rsid="001ec6f4"/>
    </style:style>
    <style:style style:name="T162" style:family="text">
      <style:text-properties officeooo:rsid="00202faa"/>
    </style:style>
    <style:style style:name="T163" style:family="text">
      <style:text-properties officeooo:rsid="002104e7"/>
    </style:style>
    <style:style style:name="T164" style:family="text">
      <style:text-properties officeooo:rsid="0023e611"/>
    </style:style>
    <style:style style:name="T165" style:family="text">
      <style:text-properties officeooo:rsid="00254600"/>
    </style:style>
    <style:style style:name="T166" style:family="text">
      <style:text-properties officeooo:rsid="002b15d7"/>
    </style:style>
    <style:style style:name="T167" style:family="text">
      <style:text-properties officeooo:rsid="002db9f0"/>
    </style:style>
    <style:style style:name="T168" style:family="text">
      <style:text-properties officeooo:rsid="002f6e18"/>
    </style:style>
    <style:style style:name="T169" style:family="text">
      <style:text-properties fo:color="#2a6099" loext:opacity="100%"/>
    </style:style>
    <style:style style:name="T170" style:family="text">
      <style:text-properties fo:color="#2a6099" loext:opacity="100%" style:font-name="Futura Std Condensed"/>
    </style:style>
    <style:style style:name="T171" style:family="text">
      <style:text-properties fo:color="#2a6099" loext:opacity="100%" style:font-name="Futura Std Condensed" officeooo:rsid="0013b1f0"/>
    </style:style>
    <style:style style:name="T172" style:family="text">
      <style:text-properties fo:color="#2a6099" loext:opacity="100%" style:font-name="Futura Std Condensed" officeooo:rsid="006ce0e1"/>
    </style:style>
    <style:style style:name="T173" style:family="text">
      <style:text-properties fo:color="#2a6099" loext:opacity="100%" officeooo:rsid="005b5999"/>
    </style:style>
    <style:style style:name="T174" style:family="text">
      <style:text-properties fo:color="#2a6099" loext:opacity="100%" officeooo:rsid="005d8a45"/>
    </style:style>
    <style:style style:name="T175" style:family="text">
      <style:text-properties fo:color="#2a6099" loext:opacity="100%" officeooo:rsid="0013b1f0"/>
    </style:style>
    <style:style style:name="T176" style:family="text">
      <style:text-properties fo:color="#2a6099" loext:opacity="100%" style:font-name="Futura Std Condensed1" officeooo:rsid="0013b1f0"/>
    </style:style>
    <style:style style:name="T177" style:family="text">
      <style:text-properties fo:color="#2a6099" loext:opacity="100%" officeooo:rsid="0014442c"/>
    </style:style>
    <style:style style:name="T178" style:family="text">
      <style:text-properties fo:color="#2a6099" loext:opacity="100%" officeooo:rsid="006a92be"/>
    </style:style>
    <style:style style:name="T179" style:family="text">
      <style:text-properties fo:color="#2a6099" loext:opacity="100%" officeooo:rsid="004190e1"/>
    </style:style>
    <style:style style:name="T180" style:family="text">
      <style:text-properties fo:color="#2a6099" loext:opacity="100%" officeooo:rsid="007f1654"/>
    </style:style>
    <style:style style:name="T181" style:family="text">
      <style:text-properties officeooo:rsid="0030d81e"/>
    </style:style>
    <style:style style:name="T182" style:family="text">
      <style:text-properties officeooo:rsid="0031047f"/>
    </style:style>
    <style:style style:name="T183" style:family="text">
      <style:text-properties officeooo:rsid="00324fc3"/>
    </style:style>
    <style:style style:name="T184" style:family="text">
      <style:text-properties officeooo:rsid="0035b9c5"/>
    </style:style>
    <style:style style:name="T185" style:family="text">
      <style:text-properties officeooo:rsid="003600f1"/>
    </style:style>
    <style:style style:name="T186" style:family="text">
      <style:text-properties style:font-name="Futura Std Condensed" officeooo:rsid="004190e1"/>
    </style:style>
    <style:style style:name="T187" style:family="text">
      <style:text-properties officeooo:rsid="004190e1"/>
    </style:style>
    <style:style style:name="T188" style:family="text">
      <style:text-properties officeooo:rsid="0048922a"/>
    </style:style>
    <style:style style:name="T189" style:family="text">
      <style:text-properties officeooo:rsid="002c96b5"/>
    </style:style>
    <style:style style:name="T190" style:family="text">
      <style:text-properties officeooo:rsid="004a78a6"/>
    </style:style>
    <style:style style:name="T191" style:family="text">
      <style:text-properties officeooo:rsid="004b5574"/>
    </style:style>
    <style:style style:name="T192" style:family="text">
      <style:text-properties officeooo:rsid="004e68bd"/>
    </style:style>
    <style:style style:name="T193" style:family="text">
      <style:text-properties officeooo:rsid="004f4fd7"/>
    </style:style>
    <style:style style:name="T194" style:family="text">
      <style:text-properties officeooo:rsid="004f7ac0"/>
    </style:style>
    <style:style style:name="T195" style:family="text">
      <style:text-properties officeooo:rsid="004ffb0c"/>
    </style:style>
    <style:style style:name="T196" style:family="text">
      <style:text-properties officeooo:rsid="00509422"/>
    </style:style>
    <style:style style:name="T197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198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199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00" style:family="text">
      <style:text-properties officeooo:rsid="005170e5"/>
    </style:style>
    <style:style style:name="T201" style:family="text">
      <style:text-properties fo:color="#3465a4" loext:opacity="100%" style:font-name="Futura Std Condensed" officeooo:rsid="0057759a"/>
    </style:style>
    <style:style style:name="T202" style:family="text">
      <style:text-properties fo:color="#3465a4" loext:opacity="100%" officeooo:rsid="0018b4d5"/>
    </style:style>
    <style:style style:name="T203" style:family="text">
      <style:text-properties officeooo:rsid="00530c9e"/>
    </style:style>
    <style:style style:name="T204" style:family="text">
      <style:text-properties officeooo:rsid="005a1c9b"/>
    </style:style>
    <style:style style:name="T205" style:family="text">
      <style:text-properties officeooo:rsid="005a3f3b"/>
    </style:style>
    <style:style style:name="T206" style:family="text">
      <style:text-properties officeooo:rsid="005ad40e"/>
    </style:style>
    <style:style style:name="T207" style:family="text">
      <style:text-properties officeooo:rsid="005b5999"/>
    </style:style>
    <style:style style:name="T208" style:family="text">
      <style:text-properties officeooo:rsid="005c7fa8"/>
    </style:style>
    <style:style style:name="T209" style:family="text">
      <style:text-properties officeooo:rsid="0058a901"/>
    </style:style>
    <style:style style:name="T210" style:family="text">
      <style:text-properties officeooo:rsid="005d8a45"/>
    </style:style>
    <style:style style:name="T211" style:family="text">
      <style:text-properties officeooo:rsid="00608b0f"/>
    </style:style>
    <style:style style:name="T212" style:family="text">
      <style:text-properties fo:font-size="16pt" style:font-size-asian="16pt" style:font-size-complex="16pt"/>
    </style:style>
    <style:style style:name="T213" style:family="text">
      <style:text-properties fo:font-size="16pt" style:text-underline-style="none" style:font-size-asian="16pt" style:font-size-complex="16pt"/>
    </style:style>
    <style:style style:name="T214" style:family="text">
      <style:text-properties fo:font-size="16pt" style:text-underline-style="none" officeooo:rsid="0071cc19" style:font-size-asian="16pt" style:font-size-complex="16pt"/>
    </style:style>
    <style:style style:name="T215" style:family="text">
      <style:text-properties fo:font-size="16pt" style:text-underline-style="none" officeooo:rsid="0073bf81" style:font-size-asian="16pt" style:font-size-complex="16pt"/>
    </style:style>
    <style:style style:name="T216" style:family="text">
      <style:text-properties officeooo:rsid="006ff937"/>
    </style:style>
    <style:style style:name="T217" style:family="text">
      <style:text-properties style:font-name="Futura Std Condensed Light" fo:font-size="16pt" style:font-size-asian="16pt" style:font-size-complex="16pt"/>
    </style:style>
    <style:style style:name="T218" style:family="text">
      <style:text-properties style:font-name="Futura Std Condensed Light" fo:font-size="16pt" officeooo:rsid="0071cc19" style:font-size-asian="16pt" style:font-size-complex="16pt"/>
    </style:style>
    <style:style style:name="T219" style:family="text">
      <style:text-properties officeooo:rsid="00757a7e"/>
    </style:style>
    <style:style style:name="T220" style:family="text">
      <style:text-properties style:font-name="Futura Std Condensed " officeooo:rsid="008f955d"/>
    </style:style>
    <style:style style:name="T221" style:family="text">
      <style:text-properties officeooo:rsid="007cce26"/>
    </style:style>
    <style:style style:name="T222" style:family="text">
      <style:text-properties officeooo:rsid="007dbde0"/>
    </style:style>
    <style:style style:name="T223" style:family="text">
      <style:text-properties officeooo:rsid="007f1654"/>
    </style:style>
    <style:style style:name="T224" style:family="text">
      <style:text-properties officeooo:rsid="00811ecb"/>
    </style:style>
    <style:style style:name="T225" style:family="text">
      <style:text-properties officeooo:rsid="0081581d"/>
    </style:style>
    <style:style style:name="T226" style:family="text">
      <style:text-properties officeooo:rsid="0089ae28"/>
    </style:style>
    <style:style style:name="T227" style:family="text">
      <style:text-properties officeooo:rsid="008b52c7"/>
    </style:style>
    <style:style style:name="T228" style:family="text">
      <style:text-properties officeooo:rsid="008bfe80"/>
    </style:style>
    <style:style style:name="T229" style:family="text">
      <style:text-properties officeooo:rsid="008f95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6"><text:span text:style-name="T4"><text:tab/></text:span><text:span text:style-name="T194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92">a</text:span><text:span text:style-name="T4">nd they want “blood”! </text:span><text:span text:style-name="T167">Alien</text:span> has to avoid <text:span text:style-name="T1">kids</text:span> in order to survive. Everything’s seen through a surveillance<text:span text:style-name="T167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6"><text:tab/><text:span text:style-name="T153">The game will be a</text:span><text:span text:style-name="T16"> </text:span><text:span text:style-name="T19">Top Down Shooter</text:span><text:span text:style-name="T100"> in </text:span><text:span text:style-name="T16">2D pixel art</text:span><text:span text:style-name="T153"> </text:span><text:span text:style-name="T163">style</text:span><text:span text:style-name="T153">.</text:span></text:p>
      <text:p text:style-name="P11"/>
      <text:p text:style-name="P11"><text:tab/>The game will<text:span text:style-name="T139"> probably </text:span>be in <text:span text:style-name="T6">German</text:span> (just because the title rocks in German). <text:span text:style-name="T192">We’ll </text:span><text:span text:style-name="T204">eventually </text:span><text:span text:style-name="T192">have to find people able to speak German fluently enough to record them for voices.</text:span></text:p>
      <text:p text:style-name="P11"/>
      <text:p text:style-name="P15"><text:tab/><text:span text:style-name="T26">1 player versus CPU</text:span><text:span text:style-name="T108">.</text:span></text:p>
      <text:p text:style-name="P11"/>
      <text:p text:style-name="P15"><text:tab/><text:span text:style-name="T31">1 difficulty level</text:span><text:span text:style-name="T108">.</text:span></text:p>
      <text:p text:style-name="P22"/>
      <text:p text:style-name="P22"><text:tab/><text:span text:style-name="T153">One</text:span> game last<text:span text:style-name="T161">s</text:span> <text:span text:style-name="T139">up to</text:span> <text:span text:style-name="T9">1 minute</text:span> (or a bit more <text:span text:style-name="T139">with luck as player will become “blind” at some point</text:span>). <text:span text:style-name="T195">Well. As long as the alien can survive, the game isn’t over but considering that </text:span><text:span text:style-name="T205">after </text:span><text:span text:style-name="T195">about 1 minute, the screen is black, I don’t think the game will last very long...</text:span></text:p>
      <text:p text:style-name="P12"/>
      <text:p text:style-name="P12"><text:tab/><text:span text:style-name="T175">The only thing that will </text:span><text:span text:style-name="T176">eventually</text:span><text:span text:style-name="T175"> be recorded is </text:span><text:span text:style-name="T171">HOW LONG YOU SURVIVE</text:span><text:span text:style-name="T172">D</text:span><text:span text:style-name="T175">! (only the best </text:span><text:span text:style-name="T177">time</text:span><text:span text:style-name="T175">). </text:span><text:span text:style-name="T187">We’ll give the length of the game but </text:span><text:span text:style-name="T178">(</text:span><text:span text:style-name="T179">if it doesn’t break the record, then</text:span><text:span text:style-name="T178">)</text:span><text:span text:style-name="T187"> “</text:span><text:span text:style-name="T186">it’ll be lost for ever like tears in the rain!</text:span><text:span text:style-name="T187">”</text:span></text:p>
      <text:p text:style-name="P12"/>
      <text:p text:style-name="P12"><text:tab/><text:span text:style-name="T15">Nothing to gather</text:span><text:span text:style-name="T139">: no bonus, </text:span><text:span text:style-name="T192">no health, </text:span><text:span text:style-name="T139">no money, no points, </text:span><text:span text:style-name="T153">no weapon, no armor, </text:span><text:span text:style-name="T139">no nothing!</text:span></text:p>
      <text:p text:style-name="P12"/>
      <text:p text:style-name="P12"><text:tab/><text:span text:style-name="T9">“</text:span><text:span text:style-name="T39">C</text:span><text:span text:style-name="T25">ontact” with</text:span><text:span text:style-name="T17"> </text:span><text:span text:style-name="T39">enemies</text:span><text:span text:style-name="T17"> </text:span><text:span text:style-name="T25">deals </text:span><text:span text:style-name="T36">no</text:span><text:span text:style-name="T39"> </text:span><text:span text:style-name="T25">damage, </text:span><text:span text:style-name="T40">only </text:span><text:span text:style-name="T49">physical attacks/</text:span><text:span text:style-name="T40">projectiles/</text:span><text:span text:style-name="T43">weapons</text:span><text:span text:style-name="T40"> do.</text:span></text:p>
      <text:p text:style-name="P12"/>
      <text:p text:style-name="P12"><text:span text:style-name="T40"><text:tab/></text:span><text:span text:style-name="T58">The alien is invulnerable for the first 3 seconds!</text:span></text:p>
      <text:p text:style-name="P52">Aliens</text:p>
      <text:p text:style-name="P53"/>
      <text:p text:style-name="P29">Each alien will have a <text:span text:style-name="T205">female </text:span>German old fashioned name (only for fun)!</text:p>
      <text:p text:style-name="P23"/>
      <text:p text:style-name="P58"><text:span text:style-name="T102">The a</text:span><text:span text:style-name="T101">lien have</text:span><text:span text:style-name="T184"> 1000 hit points (HP)</text:span><text:span text:style-name="T101">.</text:span></text:p>
      <text:p text:style-name="P25"/>
      <text:p text:style-name="P25"><text:tab/><text:span text:style-name="T164">Each Alien has</text:span><text:span text:style-name="T4"> </text:span><text:span text:style-name="T10">1</text:span><text:span text:style-name="T9"> defensive </text:span><text:span text:style-name="T16">skill</text:span><text:span text:style-name="T129"> </text:span><text:span text:style-name="T128">to choose</text:span>:</text:p>
      <text:p text:style-name="P25"/>
      <text:p text:style-name="P62">- <text:span text:style-name="T9">Random teleportation</text:span><text:span text:style-name="T131"> </text:span><text:span text:style-name="T135">(</text:span><text:span text:style-name="T98">cooldown: 20 seconds</text:span><text:span text:style-name="T135">).</text:span></text:p>
      <text:p text:style-name="P62">- <text:span text:style-name="T9">Dash</text:span> <text:span text:style-name="T2">(</text:span><text:span text:style-name="T142">pass through </text:span><text:span text:style-name="T140">kids and attacks</text:span><text:span text:style-name="T136"> – </text:span><text:span text:style-name="T98">cooldown: 15 seconds</text:span><text:span text:style-name="T2">)</text:span></text:p>
      <text:p text:style-name="P62">- <text:span text:style-name="T9">Repulsive “</text:span><text:span text:style-name="T11">explosions”</text:span><text:span text:style-name="T83"> </text:span><text:span text:style-name="T84">(repulsive effect </text:span><text:span text:style-name="T85">only on kids </text:span><text:span text:style-name="T83">–</text:span><text:span text:style-name="T85"> </text:span><text:span text:style-name="T86">not the attacks</text:span><text:span text:style-name="T136"> – </text:span><text:span text:style-name="T98">cooldown: 10 seconds</text:span><text:span text:style-name="T84">)</text:span></text:p>
      <text:p text:style-name="P62">- <text:span text:style-name="T9">Freezing </text:span><text:span text:style-name="T12">“</text:span><text:span text:style-name="T45">shock wave”</text:span><text:span text:style-name="T13"> </text:span><text:span text:style-name="T84">(</text:span><text:span text:style-name="T96">Freezes nearby enemies for </text:span><text:span text:style-name="T97">4</text:span><text:span text:style-name="T96"> seconds</text:span><text:span text:style-name="T136"> </text:span><text:span text:style-name="T137">–</text:span><text:span text:style-name="T136"> </text:span><text:span text:style-name="T86">not the </text:span><text:span text:style-name="T98">missiles</text:span><text:span text:style-name="T136"> – </text:span><text:span text:style-name="T98">cooldown: 15 seconds</text:span><text:span text:style-name="T84">)</text:span></text:p>
      <text:p text:style-name="P25">- <text:span text:style-name="T14">Quick r</text:span><text:span text:style-name="T13">unner </text:span><text:span text:style-name="T84">(</text:span><text:span text:style-name="T134">moves 2</text:span><text:span text:style-name="T138">0</text:span><text:span text:style-name="T134">% faster – </text:span><text:span text:style-name="T87">permanent</text:span><text:span text:style-name="T84">)</text:span></text:p>
      <text:p text:style-name="P62">- <text:span text:style-name="T11">Force </text:span><text:span text:style-name="T45">f</text:span><text:span text:style-name="T11">ield</text:span><text:span text:style-name="T83"> </text:span><text:span text:style-name="T84">(repulsive effect </text:span><text:span text:style-name="T133">for </text:span><text:span text:style-name="T134">6</text:span><text:span text:style-name="T133"> seconds</text:span><text:span text:style-name="T85"> on “</text:span><text:span text:style-name="T133">missiles”</text:span><text:span text:style-name="T85"> </text:span><text:span text:style-name="T83">–</text:span><text:span text:style-name="T85"> </text:span><text:span text:style-name="T86">not the </text:span><text:span text:style-name="T96">kids </text:span><text:span text:style-name="T98">nor</text:span><text:span text:style-name="T86"> the </text:span><text:span text:style-name="T98">physical </text:span><text:span text:style-name="T86">attacks</text:span><text:span text:style-name="T136"> – </text:span><text:span text:style-name="T98">cooldown: 10 seconds</text:span><text:span text:style-name="T84">).</text:span></text:p>
      <text:p text:style-name="P62">- <text:span text:style-name="T11">Time stop </text:span><text:span text:style-name="T84">(affects </text:span><text:span text:style-name="T96">everything for 3 seconds</text:span><text:span text:style-name="T136"> – </text:span><text:span text:style-name="T98">cooldown: 20 seconds</text:span><text:span text:style-name="T85">)</text:span></text:p>
      <text:p text:style-name="P62">- <text:span text:style-name="T14">Mirror images</text:span><text:span text:style-name="T81"> (</text:span><text:span text:style-name="T149">3</text:span><text:span text:style-name="T141"> </text:span><text:span text:style-name="T149">Invulnerable </text:span><text:span text:style-name="T146">copies</text:span><text:span text:style-name="T81"> start </text:span><text:span text:style-name="T228">running</text:span><text:span text:style-name="T81"> in random </text:span><text:span text:style-name="T139">opposite</text:span><text:span text:style-name="T81"> directions from the player attracting closest kids for </text:span><text:span text:style-name="T145">3</text:span><text:span text:style-name="T141"> seconds</text:span><text:span text:style-name="T151"> </text:span><text:span text:style-name="T152">then disappear</text:span><text:span text:style-name="T136"> – </text:span><text:span text:style-name="T98">cooldown: 15 seconds</text:span><text:span text:style-name="T81">)</text:span></text:p>
      <text:p text:style-name="P25">- <text:span text:style-name="T20">Dodger</text:span><text:span text:style-name="T157"> (hit box </text:span><text:span text:style-name="T193">size </text:span><text:span text:style-name="T157">reduced</text:span><text:span text:style-name="T84"> </text:span><text:span text:style-name="T134">by 2</text:span><text:span text:style-name="T138">0</text:span><text:span text:style-name="T134">% </text:span><text:span text:style-name="T84">– </text:span><text:span text:style-name="T88">permanent</text:span><text:span text:style-name="T157">).</text:span></text:p>
      <text:p text:style-name="P62">- <text:span text:style-name="T20">Invisible</text:span><text:span text:style-name="T157"> (makes </text:span><text:span text:style-name="T143">enemies go away </text:span><text:span text:style-name="T147">as if the Alien wasn’t here</text:span><text:span text:style-name="T157"> for </text:span><text:span text:style-name="T227">4</text:span><text:span text:style-name="T157"> seconds</text:span><text:span text:style-name="T136"> – </text:span><text:span text:style-name="T98">cooldown: 15 seconds</text:span><text:span text:style-name="T157">).</text:span></text:p>
      <text:p text:style-name="P62">- <text:span text:style-name="T20">Shield</text:span><text:span text:style-name="T157"> (</text:span><text:span text:style-name="T144">invulnerable to </text:span><text:span text:style-name="T147">any </text:span><text:span text:style-name="T144">attack </text:span><text:span text:style-name="T147">coming from the front for 5 seconds</text:span><text:span text:style-name="T136"> – </text:span><text:span text:style-name="T98">cooldown: 10 seconds</text:span><text:span text:style-name="T157">).</text:span></text:p>
      <text:p text:style-name="P63">- <text:span text:style-name="T72">Second life</text:span> (restart with half life from where the player and enemies were <text:span text:style-name="T221">just before the Alien died – </text:span><text:span text:style-name="T226">only 1 time</text:span>).</text:p>
      <text:p text:style-name="P25">- <text:span text:style-name="T20">Healthy</text:span><text:span text:style-name="T157"> (</text:span><text:span text:style-name="T193">2</text:span><text:span text:style-name="T227">0</text:span><text:span text:style-name="T193">% </text:span><text:span text:style-name="T157">more hit points – </text:span><text:span text:style-name="T147">permanent</text:span><text:span text:style-name="T157">).</text:span></text:p>
      <text:p text:style-name="P25">- <text:span text:style-name="T21">Regeneration</text:span><text:span text:style-name="T158"> (</text:span><text:span text:style-name="T226">10 hp per second – </text:span><text:span text:style-name="T148">permanent</text:span><text:span text:style-name="T158">).</text:span></text:p>
      <text:p text:style-name="P25">- <text:span text:style-name="T22">Hand to hand </text:span><text:span text:style-name="T62">specialist</text:span><text:span text:style-name="T159"> (50% damage from short range but 200% damage from long range – </text:span><text:span text:style-name="T147">permanent</text:span><text:span text:style-name="T159">).</text:span></text:p>
      <text:p text:style-name="P62">- <text:span text:style-name="T22">Ranged </text:span><text:span text:style-name="T29">fighting </text:span><text:span text:style-name="T62">expert</text:span><text:span text:style-name="T159"> (50% damage from long range but 200% damage from short range – </text:span><text:span text:style-name="T147">permanent</text:span><text:span text:style-name="T159">).</text:span></text:p>
      <text:p text:style-name="P25">- <text:span text:style-name="T8">None! </text:span><text:span text:style-name="T128">(</text:span><text:span text:style-name="T130">yes!</text:span><text:span text:style-name="T128">)</text:span></text:p>
      <text:p text:style-name="P25"/>
      <text:p text:style-name="P25"><text:tab/><text:span text:style-name="T27">S</text:span><text:span text:style-name="T23">kill cool down is shown by the sprite outline color</text:span><text:span text:style-name="T117"> </text:span><text:span text:style-name="T115">(red means not ready)</text:span><text:span text:style-name="T160">.</text:span></text:p>
      <text:p text:style-name="P25"/>
      <text:p text:style-name="P25"><text:tab/><text:span text:style-name="T47">No HP shown on screen</text:span><text:span text:style-name="T203">.</text:span></text:p>
      <text:p text:style-name="P25"/>
      <text:p text:style-name="P17"><text:tab/>Each <text:span text:style-name="T9">“</text:span><text:span text:style-name="T27">skill</text:span><text:span text:style-name="T9">” has </text:span><text:span text:style-name="T38">its own</text:span><text:span text:style-name="T9"> cool down</text:span> (<text:span text:style-name="T139">duration</text:span> depending on the <text:span text:style-name="T153">skill</text:span>).</text:p>
      <text:p text:style-name="P17"><text:soft-page-break/></text:p>
      <text:p text:style-name="P17"><text:tab/><text:span text:style-name="T46">Alien becomes invincible</text:span><text:span text:style-name="T7"> for 1 second after getting hit</text:span><text:span text:style-name="T200">.</text:span></text:p>
      <text:p text:style-name="P17"/>
      <text:p text:style-name="P17"><text:tab/><text:span text:style-name="T79">At full hp, outline is black</text:span><text:span text:style-name="T229"> and at </text:span><text:span text:style-name="T79">0 hp, the outline is red</text:span></text:p>
      <text:p text:style-name="P17"><text:tab/><text:span text:style-name="T79">Cooldown</text:span><text:span text:style-name="T229"> countdown </text:span><text:span text:style-name="T79">starts blue</text:span><text:span text:style-name="T229"> and </text:span><text:span text:style-name="T79">turns black</text:span><text:span text:style-name="T229"> when </text:span><text:span text:style-name="T79">countdown is over</text:span><text:span text:style-name="T229">.</text:span></text:p>
      <text:p text:style-name="P17"><text:tab/><text:span text:style-name="T79">Red and blue eventually combine to make the outline violet</text:span><text:span text:style-name="T229"> (r+b is pink for our eyes)!</text:span></text:p>
      <text:p text:style-name="P5">Enemies</text:p>
      <text:p text:style-name="P3"/>
      <text:p text:style-name="P31"><text:tab/><text:span text:style-name="T154">Here’s the list:</text:span></text:p>
      <text:p text:style-name="P31"/>
      <text:p text:style-name="P31">- <text:span text:style-name="T17">Throwing </text:span><text:span text:style-name="T23">B</text:span><text:span text:style-name="T17">ooger </text:span><text:span text:style-name="T23">K</text:span><text:span text:style-name="T17">ids</text:span><text:span text:style-name="T154"> (</text:span><text:span text:style-name="T184">slow </text:span><text:span text:style-name="T154">medium ranged explosives </text:span><text:span text:style-name="T160">with small effect area</text:span><text:span text:style-name="T154">):</text:span></text:p>
      <text:p text:style-name="P31"><text:tab/><text:span text:style-name="T184">Alien loses </text:span><text:span text:style-name="T50">1</text:span><text:span text:style-name="T29">00 </text:span><text:span text:style-name="T37">HP</text:span><text:span text:style-name="T184"> when hit.</text:span></text:p>
      <text:p text:style-name="P31"/>
      <text:p text:style-name="P31">- <text:span text:style-name="T17">Spitting </text:span><text:span text:style-name="T23">K</text:span><text:span text:style-name="T17">ids</text:span><text:span text:style-name="T154"> (</text:span><text:span text:style-name="T184">quick s</text:span><text:span text:style-name="T181">hort </text:span><text:span text:style-name="T154">ranged shooting).</text:span></text:p>
      <text:p text:style-name="P32"><text:tab/><text:span text:style-name="T184">Alien loses </text:span><text:span text:style-name="T50">5</text:span><text:span text:style-name="T43">0</text:span><text:span text:style-name="T29"> </text:span><text:span text:style-name="T37">HP</text:span><text:span text:style-name="T184"> when hit.</text:span></text:p>
      <text:p text:style-name="P32"/>
      <text:p text:style-name="P31">- <text:span text:style-name="T17">Kids </text:span><text:span text:style-name="T23">W</text:span><text:span text:style-name="T17">ith </text:span><text:span text:style-name="T23">S</text:span><text:span text:style-name="T17">ticks</text:span><text:span text:style-name="T154"> (</text:span><text:span text:style-name="T184">very quick </text:span><text:span text:style-name="T168">hand to hand</text:span><text:span text:style-name="T154"> attack).</text:span></text:p>
      <text:p text:style-name="P32"><text:tab/><text:span text:style-name="T184">Alien loses </text:span><text:span text:style-name="T50">25</text:span><text:span text:style-name="T29"> </text:span><text:span text:style-name="T37">HP</text:span><text:span text:style-name="T184"> when hit.</text:span></text:p>
      <text:p text:style-name="P32"/>
      <text:p text:style-name="P33">- <text:span text:style-name="T45">Crying </text:span><text:span text:style-name="T24">Kids</text:span><text:span text:style-name="T162"> </text:span><text:span text:style-name="T196">run randomly then stop to cry</text:span><text:span text:style-name="T162">. </text:span><text:span text:style-name="T196">If the alien is close enough, kick him. </text:span><text:span text:style-name="T200">Resume routine.</text:span></text:p>
      <text:p text:style-name="P33"><text:tab/><text:span text:style-name="T184">Alien loses </text:span><text:span text:style-name="T50">75</text:span><text:span text:style-name="T29"> </text:span><text:span text:style-name="T37">HP</text:span><text:span text:style-name="T184"> </text:span><text:span text:style-name="T200">when hit</text:span><text:span text:style-name="T185">.</text:span></text:p>
      <text:p text:style-name="P32"/>
      <text:p text:style-name="P31">- <text:span text:style-name="T23">Vomiting </text:span><text:span text:style-name="T24">K</text:span><text:span text:style-name="T23">ids</text:span><text:span text:style-name="T160"> (</text:span><text:span text:style-name="T184">slow </text:span><text:span text:style-name="T160">long range attacks with large effect area). </text:span><text:span text:style-name="T200">Wandering, then vomiting somewhere there space for the puddle, then resuming… The vomit puddle generate an area that everybody’s running away from.</text:span></text:p>
      <text:p text:style-name="P33"><text:tab/><text:span text:style-name="T184">Alien loses </text:span><text:span text:style-name="T29">5</text:span><text:span text:style-name="T43">0</text:span><text:span text:style-name="T29"> </text:span><text:span text:style-name="T37">HP per second</text:span><text:span text:style-name="T184"> when walking in the vomit puddle until exiting it. </text:span><text:span text:style-name="T185">He also takes decreasing damages</text:span><text:span text:style-name="T200"> </text:span><text:span text:style-name="T185">for up to 2 seconds </text:span><text:span text:style-name="T200">(</text:span><text:span text:style-name="T46">25HP </text:span><text:span text:style-name="T50">the first second</text:span><text:span text:style-name="T46">, then 10HP</text:span><text:span text:style-name="T200">) </text:span><text:span text:style-name="T185">after exiting the area.</text:span></text:p>
      <text:p text:style-name="P31"/>
      <text:p text:style-name="P31">- <text:span text:style-name="T18">T</text:span><text:span text:style-name="T50">he t</text:span><text:span text:style-name="T9">eacher </text:span><text:span text:style-name="T124">walk</text:span><text:span text:style-name="T82">ing randomly.</text:span> <text:span text:style-name="T207">When </text:span><text:span text:style-name="T155">close </text:span><text:span text:style-name="T207">enough </text:span><text:span text:style-name="T155">to the alien </text:span><text:span text:style-name="T207">and kids involved in the fight,</text:span><text:span text:style-name="T155"> </text:span><text:span text:style-name="T207">starts running to </text:span>try to stop the mess <text:span text:style-name="T155">(</text:span><text:span text:style-name="T200">she</text:span><text:span text:style-name="T156"> </text:span><text:span text:style-name="T200">is an</text:span><text:span text:style-name="T156"> </text:span><text:span text:style-name="T155">obstacle: run</text:span><text:span text:style-name="T156">ning</text:span><text:span text:style-name="T155"> then stop</text:span><text:span text:style-name="T156">ping,</text:span><text:span text:style-name="T155"> trying to calm things down </text:span><text:span text:style-name="T190">staying between kid</text:span><text:span text:style-name="T200">s</text:span><text:span text:style-name="T190"> and alien </text:span><text:span text:style-name="T155">then </text:span><text:span text:style-name="T188">going away and </text:span><text:span text:style-name="T190">finally </text:span><text:span text:style-name="T155">resum</text:span><text:span text:style-name="T190">ing</text:span><text:span text:style-name="T155">… </text:span><text:span text:style-name="T173">I don’t know if she should give up and go away for a while if a never ending fight happens </text:span><text:span text:style-name="T180">as it will for sure</text:span><text:span text:style-name="T155">).</text:span></text:p>
      <text:p text:style-name="P31"/>
      <text:p text:style-name="P31"/>
      <text:p text:style-name="P55">Technically</text:p>
      <text:p text:style-name="P54"/>
      <text:p text:style-name="P76"><text:span text:style-name="T150"><text:tab/></text:span><text:span text:style-name="T63">Animations at </text:span><text:span text:style-name="T64">3</text:span><text:span text:style-name="T63">s</text:span><text:span text:style-name="T197"> </text:span><text:span text:style-name="T198">(</text:span><text:span text:style-name="T199">just like Domestique Baston</text:span><text:span text:style-name="T198">).</text:span></text:p>
      <text:p text:style-name="P28"/>
      <text:p text:style-name="P27"><text:tab/><text:span text:style-name="T169">Every game </text:span><text:span text:style-name="T170">starts from a random point in the area</text:span><text:span text:style-name="T169">. Spawning points could possibly be established before hand.</text:span></text:p>
      <text:p text:style-name="P27"/>
      <text:p text:style-name="P27"><text:tab/><text:span text:style-name="T30">Camera bug </text:span><text:span text:style-name="T41">effects</text:span><text:span text:style-name="T30"> </text:span><text:span text:style-name="T50">constantly evolve</text:span><text:span text:style-name="T75"> </text:span><text:span text:style-name="T76">up to the max </text:span><text:span text:style-name="T77">after 1 minute or so</text:span><text:span text:style-name="T225"> </text:span><text:span text:style-name="T208">and</text:span><text:span text:style-name="T165"> </text:span><text:span text:style-name="T30">the last effect (screen shutdown) always happen</text:span><text:span text:style-name="T54">s</text:span><text:span text:style-name="T30"> just after 1 minute </text:span><text:span text:style-name="T50">or a bit more… </text:span><text:span text:style-name="T60">But the game still goes on!</text:span></text:p>
      <text:p text:style-name="P24"/>
      <text:p text:style-name="P21"><text:tab/><text:span text:style-name="T25">A</text:span><text:span text:style-name="T9">lien</text:span> <text:span text:style-name="T168">and </text:span><text:span text:style-name="T34">Enemies</text:span><text:span text:style-name="T168"> </text:span><text:span text:style-name="T183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99">.</text:span></text:p>
      <text:p text:style-name="P46"/>
      <text:p text:style-name="P14"><text:span text:style-name="T99"><text:tab/></text:span><text:span text:style-name="T112">A</text:span><text:span text:style-name="T89">lien animations (</text:span><text:span text:style-name="T35">left</text:span><text:span text:style-name="T89"> and </text:span><text:span text:style-name="T35">right</text:span><text:span text:style-name="T89"> are </text:span><text:span text:style-name="T35">flopped animations</text:span><text:span text:style-name="T89">, </text:span><text:span text:style-name="T35">up/left</text:span><text:span text:style-name="T89"> and </text:span><text:span text:style-name="T35">up/right</text:span><text:span text:style-name="T89"> are </text:span><text:span text:style-name="T35">flopped animations</text:span><text:span text:style-name="T89"> and </text:span><text:span text:style-name="T35">down/left</text:span><text:span text:style-name="T89"> and </text:span><text:span text:style-name="T35">down/right</text:span><text:span text:style-name="T89"> are also </text:span><text:span text:style-name="T35">flopped animations</text:span><text:span text:style-name="T89">):</text:span></text:p>
      <text:p text:style-name="P13"><text:span text:style-name="T32"><text:tab/>8</text:span><text:span text:style-name="T31"> Move </text:span><text:span text:style-name="T45">(run) </text:span><text:span text:style-name="T31">direction</text:span><text:span text:style-name="T27">s</text:span></text:p>
      <text:p text:style-name="P13"><text:span text:style-name="T32"><text:tab/>8</text:span><text:span text:style-name="T201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47"/>
      <text:p text:style-name="P14"><text:span text:style-name="T107"><text:tab/></text:span><text:span text:style-name="T93">Enemies </text:span><text:span text:style-name="T95">(kids) </text:span><text:span text:style-name="T93">animations </text:span><text:span text:style-name="T89">(</text:span><text:span text:style-name="T35">left</text:span><text:span text:style-name="T89"> and </text:span><text:span text:style-name="T35">right</text:span><text:span text:style-name="T89"> are </text:span><text:span text:style-name="T35">flopped animations</text:span><text:span text:style-name="T89">, </text:span><text:span text:style-name="T35">up/left</text:span><text:span text:style-name="T89"> and </text:span><text:span text:style-name="T35">up/right</text:span><text:span text:style-name="T89"> are </text:span><text:span text:style-name="T35">flopped animations</text:span><text:span text:style-name="T89"> and </text:span><text:span text:style-name="T35">down/left</text:span><text:span text:style-name="T89"> and </text:span><text:span text:style-name="T35">down/right</text:span><text:span text:style-name="T89"> are also </text:span><text:span text:style-name="T35">flopped animations</text:span><text:span text:style-name="T89">):</text:span></text:p>
      <text:p text:style-name="P19"><text:span text:style-name="T106"><text:tab/></text:span><text:span text:style-name="T27">8 move </text:span><text:span text:style-name="T53">(run – vomiting and crying kids are walking) </text:span><text:span text:style-name="T27">directions</text:span></text:p>
      <text:p text:style-name="P57"><text:tab/>8 attack directions</text:p>
      <text:p text:style-name="P57"><text:tab/>8 Idle directions</text:p>
      <text:p text:style-name="P56"><text:span text:style-name="T5"><text:tab/>8 </text:span><text:span text:style-name="T66">waving</text:span><text:span text:style-name="T5"> directions </text:span><text:span text:style-name="T103">(when two kids face each other, they </text:span><text:span text:style-name="T104">forget about the alien and </text:span><text:span text:style-name="T103">stop </text:span><text:span text:style-name="T104">running</text:span><text:span text:style-name="T103"> then wave at each other </text:span><text:span text:style-name="T104">for a couple of seconds </text:span><text:span text:style-name="T103">then resume moving)</text:span><text:span text:style-name="T66"> – </text:span><text:span text:style-name="T67">only </text:span><text:span text:style-name="T68">throwing booger </text:span><text:span text:style-name="T69">kids</text:span><text:span text:style-name="T68">, spitting </text:span><text:span text:style-name="T69">kids </text:span><text:span text:style-name="T68">and </text:span><text:span text:style-name="T67">kids </text:span><text:span text:style-name="T68">with sticks</text:span><text:span text:style-name="T70">.</text:span></text:p>
      <text:p text:style-name="P20"/>
      <text:p text:style-name="P21"><text:span text:style-name="T116"><text:tab/></text:span><text:span text:style-name="T94">Teacher </text:span><text:span text:style-name="T93">animations </text:span><text:span text:style-name="T89">(</text:span><text:span text:style-name="T35">left</text:span><text:span text:style-name="T89"> and </text:span><text:span text:style-name="T35">right</text:span><text:span text:style-name="T89"> are </text:span><text:span text:style-name="T35">flopped animations</text:span><text:span text:style-name="T89">, </text:span><text:span text:style-name="T35">up/left</text:span><text:span text:style-name="T89"> and </text:span><text:span text:style-name="T35">up/right</text:span><text:span text:style-name="T89"> are </text:span><text:span text:style-name="T35">flopped animations</text:span><text:span text:style-name="T89"> and </text:span><text:span text:style-name="T35">down/left</text:span><text:span text:style-name="T89"> and </text:span><text:span text:style-name="T35">down/right</text:span><text:span text:style-name="T89"> are also </text:span><text:span text:style-name="T35">flopped animations</text:span><text:span text:style-name="T89">):</text:span></text:p>
      <text:p text:style-name="P18"><text:span text:style-name="T122"><text:tab/></text:span><text:span text:style-name="T27">8 </text:span><text:span text:style-name="T51">run</text:span><text:span text:style-name="T27"> directions</text:span></text:p>
      <text:p text:style-name="P18"><text:span text:style-name="T27"><text:tab/></text:span><text:span text:style-name="T51">8 walk directions</text:span></text:p>
      <text:p text:style-name="P66"><text:span text:style-name="T82"><text:tab/></text:span><text:span text:style-name="T27">8 “</text:span><text:span text:style-name="T51">stop fighting”</text:span><text:span text:style-name="T27"> directions</text:span></text:p>
      <text:p text:style-name="P66"><text:span text:style-name="T27"/></text:p>
      <text:p text:style-name="P64"><text:span text:style-name="T90">Enem</text:span><text:span text:style-name="T95">y</text:span><text:span text:style-name="T90"> behavior</text:span><text:span text:style-name="T95">s</text:span><text:span text:style-name="T90">:</text:span></text:p>
      <text:p text:style-name="P75"/>
      <text:p text:style-name="P67"><text:soft-page-break/><text:span text:style-name="T82"><text:tab/>Followers </text:span><text:span text:style-name="T110">and stoppers and followers, etc.:</text:span></text:p>
      <text:p text:style-name="P70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70"><text:span text:style-name="T17"><text:tab/><text:tab/>Spitting </text:span><text:span text:style-name="T23">K</text:span><text:span text:style-name="T17">ids</text:span></text:p>
      <text:p text:style-name="P70"><text:span text:style-name="T17"><text:tab/></text:span><text:span text:style-name="T109">Followers:</text:span></text:p>
      <text:p text:style-name="P70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70"><text:span text:style-name="T24"><text:tab/></text:span><text:span text:style-name="T125">Somewhat r</text:span><text:span text:style-name="T121">andom</text:span><text:span text:style-name="T109">:</text:span></text:p>
      <text:p text:style-name="P70"><text:span text:style-name="T109"><text:tab/><text:tab/></text:span><text:span text:style-name="T23">Vomiting </text:span><text:span text:style-name="T24">K</text:span><text:span text:style-name="T23">ids</text:span></text:p>
      <text:p text:style-name="P70"><text:span text:style-name="T23"><text:tab/><text:tab/></text:span><text:span text:style-name="T48">Crying Kids</text:span></text:p>
      <text:p text:style-name="P70"><text:span text:style-name="T23"><text:tab/></text:span><text:span text:style-name="T132"><text:tab/></text:span><text:span text:style-name="T18">T</text:span><text:span text:style-name="T27">eacher</text:span></text:p>
      <text:p text:style-name="P39"/>
      <text:p text:style-name="P69"><text:tab/><text:span text:style-name="T222">The </text:span><text:span text:style-name="T73">game starts</text:span><text:span text:style-name="T222"> with </text:span><text:span text:style-name="T73">1 </text:span><text:span text:style-name="T74">T</text:span><text:span text:style-name="T73">eacher</text:span><text:span text:style-name="T126"> </text:span><text:span text:style-name="T127">(only 1 per game)</text:span><text:span text:style-name="T222">, </text:span><text:span text:style-name="T73">1 </text:span><text:span text:style-name="T74">C</text:span><text:span text:style-name="T73">rying </text:span><text:span text:style-name="T74">K</text:span><text:span text:style-name="T73">id</text:span><text:span text:style-name="T222">, </text:span><text:span text:style-name="T73">1 </text:span><text:span text:style-name="T74">V</text:span><text:span text:style-name="T73">omiting </text:span><text:span text:style-name="T74">K</text:span><text:span text:style-name="T73">id</text:span><text:span text:style-name="T222">, </text:span><text:span text:style-name="T74">1</text:span><text:span text:style-name="T73"> </text:span><text:span text:style-name="T74">T</text:span><text:span text:style-name="T73">hrowing </text:span><text:span text:style-name="T74">B</text:span><text:span text:style-name="T73">ooger </text:span><text:span text:style-name="T74">K</text:span><text:span text:style-name="T73">id</text:span><text:span text:style-name="T222">, </text:span><text:span text:style-name="T74">3</text:span><text:span text:style-name="T73"> </text:span><text:span text:style-name="T74">K</text:span><text:span text:style-name="T73">ids with </text:span><text:span text:style-name="T74">S</text:span><text:span text:style-name="T73">tick</text:span><text:span text:style-name="T222"> and </text:span><text:span text:style-name="T74">2</text:span><text:span text:style-name="T73"> </text:span><text:span text:style-name="T74">S</text:span><text:span text:style-name="T73">pitting </text:span><text:span text:style-name="T74">K</text:span><text:span text:style-name="T73">id.</text:span></text:p>
      <text:p text:style-name="P69"/>
      <text:p text:style-name="P69"><text:tab/><text:span text:style-name="T73">Every </text:span><text:span text:style-name="T74">5</text:span><text:span text:style-name="T73"> seconds 1 kid enters the field with this probabilities</text:span><text:span text:style-name="T222">:</text:span></text:p>
      <text:p text:style-name="P69"><text:tab/><text:tab/><text:span text:style-name="T223">Spitting Kid: </text:span><text:span text:style-name="T74">30%</text:span></text:p>
      <text:p text:style-name="P69"><text:tab/><text:tab/><text:span text:style-name="T223">Kid with Stick: </text:span><text:span text:style-name="T74">40%</text:span></text:p>
      <text:p text:style-name="P69"><text:tab/><text:tab/><text:span text:style-name="T222">Throwing Booger Kid: </text:span><text:span text:style-name="T74">10%</text:span></text:p>
      <text:p text:style-name="P69"><text:span text:style-name="T222"><text:tab/><text:tab/>Crying Kid: </text:span><text:span text:style-name="T74">10%</text:span></text:p>
      <text:p text:style-name="P69"><text:span text:style-name="T222"><text:tab/><text:tab/>Vomiting Kid: </text:span><text:span text:style-name="T74">10%</text:span></text:p>
      <text:p text:style-name="P39"/>
      <text:p text:style-name="P40"><text:span text:style-name="T166"><text:tab/></text:span><text:span text:style-name="T33">Enemies detection colliders will have a somewhat random size</text:span><text:span text:style-name="T189">.</text:span></text:p>
      <text:p text:style-name="P43"/>
      <text:p text:style-name="P71"><text:span text:style-name="T189"><text:tab/></text:span><text:span text:style-name="T41">After a kid</text:span><text:span text:style-name="T60"> </text:span><text:span text:style-name="T61">has dealt</text:span><text:span text:style-name="T60"> damage to </text:span><text:span text:style-name="T52">the</text:span><text:span text:style-name="T41"> alien, </text:span><text:span text:style-name="T61">t</text:span><text:span text:style-name="T41">h</text:span><text:span text:style-name="T61">at kid</text:span><text:span text:style-name="T41"> tends to go away for </text:span><text:span text:style-name="T61">5</text:span><text:span text:style-name="T44"> seconds</text:span><text:span text:style-name="T188">.</text:span></text:p>
      <text:p text:style-name="P71"/>
      <text:p text:style-name="P71"><text:span text:style-name="T76"><text:tab/>Kids with sticks go away only after hitting the alien </text:span><text:span text:style-name="T78">3</text:span><text:span text:style-name="T76"> times</text:span><text:span text:style-name="T224">.</text:span></text:p>
      <text:p text:style-name="P71"/>
      <text:p text:style-name="P73"><text:span text:style-name="T209"><text:tab/></text:span><text:span text:style-name="T78">Kids don’t wave while fighting.</text:span></text:p>
      <text:p text:style-name="P40"/>
      <text:p text:style-name="P73"><text:tab/><text:span text:style-name="T41">Kids</text:span><text:span text:style-name="T55"> </text:span><text:span text:style-name="T41">spawn from </text:span><text:span text:style-name="T48">outside of the screen </text:span><text:span text:style-name="T61">randomly running until they detect the Alien (or another kid and they are able to wave at each other)</text:span><text:span text:style-name="T209">.</text:span></text:p>
      <text:p text:style-name="P40"/>
      <text:p text:style-name="P40"><text:tab/><text:span text:style-name="T42">Kids are slower than </text:span><text:span text:style-name="T52">the </text:span><text:span text:style-name="T42">alien</text:span><text:span text:style-name="T191"> and </text:span><text:span text:style-name="T206">the </text:span><text:span text:style-name="T42">teacher </text:span><text:span text:style-name="T52">is</text:span><text:span text:style-name="T42"> faster than </text:span><text:span text:style-name="T52">the </text:span><text:span text:style-name="T42">alien</text:span><text:span text:style-name="T191">.</text:span></text:p>
      <text:p text:style-name="P40"/>
      <text:p text:style-name="P42"><text:tab/><text:span text:style-name="T210">Just in case it wasn’t obvious, </text:span><text:span text:style-name="T55">spit</text:span><text:span text:style-name="T56">s</text:span><text:span text:style-name="T55">, vomit </text:span><text:span text:style-name="T56">puddles </text:span><text:span text:style-name="T55">and boogers don’t affect kids </text:span><text:span text:style-name="T56">and teacher</text:span><text:span text:style-name="T55">!</text:span></text:p>
      <text:p text:style-name="P42"/>
      <text:p text:style-name="P42"><text:span text:style-name="T174"><text:tab/></text:span><text:span text:style-name="T56">K</text:span><text:span text:style-name="T55">ids </text:span><text:span text:style-name="T56">and teacher avoid</text:span><text:span text:style-name="T55"> vomit puddles.</text:span></text:p>
      <text:p text:style-name="P50"><text:soft-page-break/></text:p>
      <text:p text:style-name="P51"><text:tab/><text:span text:style-name="T65">Kids have </text:span><text:span text:style-name="T71">3 </text:span><text:span text:style-name="T65">colliders</text:span><text:span text:style-name="T71"> (2 for non waving kids)</text:span><text:span text:style-name="T65">:</text:span></text:p>
      <text:p text:style-name="P41"><text:span text:style-name="T210"><text:tab/><text:tab/></text:span><text:span text:style-name="T55">1 obstacle collider</text:span><text:span text:style-name="T210"> (for background, vomit, </text:span><text:span text:style-name="T225">other </text:span><text:span text:style-name="T210">kids, teacher and alien).</text:span></text:p>
      <text:p text:style-name="P41"><text:tab/><text:tab/><text:span text:style-name="T55">1 alien detection collider</text:span><text:span text:style-name="T210">.</text:span></text:p>
      <text:p text:style-name="P41"><text:tab/><text:tab/><text:span text:style-name="T55">1 waving collider </text:span><text:span text:style-name="T210">(for kids having a waving animation, of course).</text:span></text:p>
      <text:p text:style-name="P45"><text:tab/><text:tab/><text:span text:style-name="T59">Vomiting kids </text:span><text:span text:style-name="T219">could use a </text:span><text:span text:style-name="T59">special collider</text:span><text:span text:style-name="T219"> to </text:span><text:span text:style-name="T59">never unleash a vomit puddle that intersects with the background.</text:span></text:p>
      <text:p text:style-name="P45"><text:span text:style-name="T59"><text:tab/><text:tab/>Crying kids </text:span><text:span text:style-name="T219">could use a</text:span><text:span text:style-name="T59"> special collider to detect if they are close enough to the alien to start kicking him.</text:span></text:p>
      <text:p text:style-name="P41"/>
      <text:p text:style-name="P41"><text:tab/><text:span text:style-name="T56">The teacher has 2 colliders:</text:span></text:p>
      <text:p text:style-name="P42"><text:tab/><text:tab/><text:span text:style-name="T55">1 obstacle collider</text:span><text:span text:style-name="T210"> (for background, vomit, kids and the alien).</text:span></text:p>
      <text:p text:style-name="P42"><text:span text:style-name="T210"><text:tab/><text:tab/></text:span><text:span text:style-name="T55">1 </text:span><text:span text:style-name="T57">fight (!)</text:span><text:span text:style-name="T55"> detection collider</text:span><text:span text:style-name="T210">.</text:span></text:p>
      <text:p text:style-name="P42"/>
      <text:p text:style-name="P42"><text:tab/><text:span text:style-name="T56">The alien has 2 colliders:</text:span></text:p>
      <text:p text:style-name="P42"><text:tab/><text:tab/><text:span text:style-name="T56">1 obstacle collider</text:span><text:span text:style-name="T55"> </text:span><text:span text:style-name="T210">(for background, kids </text:span><text:span text:style-name="T211">and</text:span><text:span text:style-name="T210"> the teacher).</text:span></text:p>
      <text:p text:style-name="P42"><text:tab/><text:tab/><text:span text:style-name="T56">1 “get hit” collider</text:span><text:span text:style-name="T211">.</text:span></text:p>
      <text:p text:style-name="P42"><text:tab/><text:tab/><text:tab/><text:tab/></text:p>
      <text:p text:style-name="P74">I very probably forgot some...</text:p>
      <text:p text:style-name="P4">Options</text:p>
      <text:p text:style-name="P30"/>
      <text:p text:style-name="P37"><text:tab/><text:span text:style-name="T182">Adding 1</text:span><text:span text:style-name="T118"> </text:span><text:span text:style-name="T113">more </text:span><text:span text:style-name="T118">difficulty mode </text:span><text:span text:style-name="T111">to the normal one</text:span><text:span text:style-name="T118">: </text:span><text:span text:style-name="T91">Super Hyper Mega </text:span><text:span text:style-name="T92">Hardcore</text:span><text:span text:style-name="T118"> (more enemies moving and attacking quickly, nerfed alien skills, slower alien, </text:span><text:span text:style-name="T114">enemies dealing more damages</text:span><text:span text:style-name="T118">).</text:span></text:p>
      <text:p text:style-name="P36"><text:span text:style-name="T118"><text:tab/></text:span><text:span text:style-name="T119">Up to 4 </text:span><text:span text:style-name="T120">alien</text:span><text:span text:style-name="T112">s</text:span><text:span text:style-name="T119"> simultaneously </text:span><text:span text:style-name="T123">(bigger map)</text:span><text:span text:style-name="T119">.</text:span></text:p>
      <text:p text:style-name="P38"><text:span text:style-name="T82"><text:tab/></text:span><text:span text:style-name="T111">O</text:span><text:span text:style-name="T82">nline mode.</text:span></text:p>
      <text:p text:style-name="P38"><text:span text:style-name="T99"><text:tab/></text:span><text:span text:style-name="T153">Adding new alien</text:span><text:span text:style-name="T195">s</text:span><text:span text:style-name="T153"> </text:span><text:span text:style-name="T182">(</text:span><text:span text:style-name="T164">with new skills</text:span><text:span text:style-name="T182">)</text:span><text:span text:style-name="T164"> </text:span><text:span text:style-name="T153">would be great.</text:span></text:p>
      <text:p text:style-name="P35"><text:tab/><text:span text:style-name="T153">Adding new </text:span>enemies<text:span text:style-name="T153"> </text:span><text:span text:style-name="T182">(with new behaviors) </text:span><text:span text:style-name="T153">would be great </text:span>too<text:span text:style-name="T153">.</text:span></text:p>
      <text:p text:style-name="P35"><text:tab/><text:span text:style-name="T202">Adding an animation of the spaceship landing the alien in the Kindergarten then taking off in order for the game to start would be nice! </text:span></text:p>
      <text:p text:style-name="P34"><text:tab/>With a lot of courage, new maps would also be added…</text:p>
      <text:p text:style-name="P7">What we borrowed from the world outside:</text:p>
      <text:p text:style-name="P8"/>
      <text:p text:style-name="P48"><text:span text:style-name="T213">Assets from Animallogic: </text:span><text:a xlink:type="simple" xlink:href="https://animallogic.com/alab/" text:style-name="Internet_20_link" text:visited-style-name="Visited_20_Internet_20_Link"><text:span text:style-name="T212">http://animallogic.com/alab/</text:span></text:a></text:p>
      <text:p text:style-name="P48"><text:span text:style-name="T213">Monsterama from Iconian Fonts: </text:span><text:a xlink:type="simple" xlink:href="http://www.iconian.com/" text:style-name="Internet_20_link" text:visited-style-name="Visited_20_Internet_20_Link"><text:span text:style-name="T212">http://www.iconian.com/</text:span></text:a></text:p>
      <text:p text:style-name="P48"><text:span text:style-name="T213">Sound</text:span><text:span text:style-name="T214">s</text:span><text:span text:style-name="T213"> from Mixkit.co: </text:span><text:a xlink:type="simple" xlink:href="http://mixkit.co/" text:style-name="Internet_20_link" text:visited-style-name="Visited_20_Internet_20_Link"><text:span text:style-name="T212">http://mixkit.co/</text:span></text:a></text:p>
      <text:p text:style-name="P60"><text:span text:style-name="T218">/?\ Sounds from Quicksounds.com: </text:span><text:a xlink:type="simple" xlink:href="http://www.quicksounds.com/" text:style-name="Internet_20_link" text:visited-style-name="Visited_20_Internet_20_Link"><text:span text:style-name="T218">http://www.quicksounds.com</text:span></text:a></text:p>
      <text:p text:style-name="P49"><text:span text:style-name="T213">Video shaders </text:span><text:span text:style-name="T215">(</text:span><text:span text:style-name="T213">portage</text:span><text:span text:style-name="T215">s)</text:span><text:span text:style-name="T213"> by Ahopness: </text:span><text:a xlink:type="simple" xlink:href="http://twitter.com/ahopness/" text:style-name="Internet_20_link" text:visited-style-name="Visited_20_Internet_20_Link"><text:span text:style-name="T212">http://twitter.com/ahopness/</text:span></text:a></text:p>
      <text:p text:style-name="P59"><text:span text:style-name="T105">Video shader by Arlez80: </text:span><text:a xlink:type="simple" xlink:href="http://godotshaders.com/author/arlez80/" text:style-name="Internet_20_link" text:visited-style-name="Visited_20_Internet_20_Link"><text:span text:style-name="T217">http://godotshaders.com/author/arlez80/</text:span></text:a></text:p>
      <text:p text:style-name="P61"/>
      <text:p text:style-name="P44">Did we forget something/<text:span text:style-name="T21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1T20:45:35.449000000</dc:date>
    <meta:editing-duration>PT6H24M15S</meta:editing-duration>
    <meta:editing-cycles>78</meta:editing-cycles>
    <meta:generator>LibreOffice/7.5.0.3$Windows_X86_64 LibreOffice_project/c21113d003cd3efa8c53188764377a8272d9d6de</meta:generator>
    <meta:document-statistic meta:table-count="0" meta:image-count="0" meta:object-count="0" meta:page-count="10" meta:paragraph-count="128" meta:word-count="1448" meta:character-count="8690" meta:non-whitespace-character-count="7239"/>
  </office:meta>
</office:document-meta>
</file>